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0bd938" officeooo:paragraph-rsid="000dc58e" style:font-size-asian="8.75pt" style:font-weight-asian="normal" style:font-size-complex="10pt" style:font-weight-complex="normal"/>
    </style:style>
    <style:style style:name="P2" style:family="paragraph" style:parent-style-name="Standard" style:list-style-name="L1">
      <style:text-properties fo:font-size="10pt" fo:font-weight="normal" officeooo:rsid="000bd938" officeooo:paragraph-rsid="000dc58e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0cc9bb" officeooo:paragraph-rsid="000dc58e" style:font-size-asian="8.75pt" style:font-weight-asian="normal" style:font-size-complex="10pt" style:font-weight-complex="normal"/>
    </style:style>
    <style:style style:name="P4" style:family="paragraph" style:parent-style-name="Standard" style:list-style-name="L2">
      <style:text-properties fo:font-size="10pt" fo:font-weight="normal" officeooo:rsid="000cc9bb" officeooo:paragraph-rsid="000dc58e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0cc9bb" officeooo:paragraph-rsid="000de717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text-properties fo:font-size="10pt" fo:font-weight="bold" officeooo:rsid="000bd93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2pt" fo:font-weight="normal" officeooo:rsid="000cce59" officeooo:paragraph-rsid="000dc58e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text-properties officeooo:paragraph-rsid="000de717"/>
    </style:style>
    <style:style style:name="P9" style:family="paragraph" style:parent-style-name="Standard" style:list-style-name="L3">
      <style:text-properties officeooo:rsid="000de717" officeooo:paragraph-rsid="000de717"/>
    </style:style>
    <style:style style:name="T1" style:family="text">
      <style:text-properties fo:font-weight="bold" officeooo:rsid="000bd938" style:font-weight-asian="bold" style:font-weight-complex="bold"/>
    </style:style>
    <style:style style:name="T2" style:family="text">
      <style:text-properties fo:font-weight="bold" officeooo:rsid="000de717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bold" officeooo:rsid="000bd938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de717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0de717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0cc9bb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0de717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<text:span text:style-name="T5">Modules</text:span></text:p>
      <text:list xml:id="list2325470988126215343" text:style-name="L3">
        <text:list-item>
          <text:p text:style-name="P8"><text:span text:style-name="T8">Creating a Collaborative filtering system for movies so it can be ported for videos.<text:tab/>-</text:span><text:span text:style-name="T11">completed</text:span></text:p>
        </text:list-item>
        <text:list-item>
          <text:p text:style-name="P8"><text:span text:style-name="T8">Creating a dirty implementation of user analysis, based on profile alues. <text:tab/>-</text:span><text:span text:style-name="T11">completed *( the values are hard values and have been set arbitrarily and randoly hence could not be relied upon) acuuracy/desirabilty = 60%</text:span></text:p>
        </text:list-item>
        <text:list-item>
          <text:p text:style-name="P8"><text:span text:style-name="T8">Creating a front for scrapping user data from facebook. <text:tab/><text:tab/>-</text:span><text:span text:style-name="T11">completed.</text:span></text:p>
        </text:list-item>
        <text:list-item>
          <text:p text:style-name="P8"><text:span text:style-name="T8">Scrapping user data from facebook by using graph API. <text:tab/><text:tab/></text:span><text:span text:style-name="T11">-problems encountered</text:span></text:p>
        </text:list-item>
        <text:list-item>
          <text:p text:style-name="P8"><text:span text:style-name="T8">Refining and indexing data obtained.<text:tab/><text:tab/><text:tab/><text:tab/></text:span><text:span text:style-name="T11">-Waitiong for extracted data from graph API</text:span></text:p>
        </text:list-item>
        <text:list-item>
          <text:p text:style-name="P9"><text:span text:style-name="T7">Creation of user based association table and clusters.<text:tab/><text:tab/><text:tab/></text:span><text:span text:style-name="T10">-Waiting for extracted data from graph API</text:span></text:p>
        </text:list-item>
        <text:list-item>
          <text:p text:style-name="P9"><text:span text:style-name="T10">Waiting for data for futher implementation.</text:span></text:p>
        </text:list-item>
      </text:list>
      <text:p text:style-name="P5"/>
      <text:p text:style-name="P5"><text:tab/><text:tab/><text:tab/><text:tab/><text:span text:style-name="T4">Problems faced in data extraction</text:span></text:p>
      <text:list xml:id="list8312156644447662895" text:style-name="L1">
        <text:list-item>
          <text:p text:style-name="P2">Graph API allows acess only to a single user’s data.</text:p>
        </text:list-item>
        <text:list-item>
          <text:p text:style-name="P2">We can’t acess our friends data using our profile as seed pages. ( Hence the use of smurf accounts as suggested by you is not feasible.)</text:p>
        </text:list-item>
        <text:list-item>
          <text:p text:style-name="P2">Robot.txt of Facebook limits custom data scrapping crawlers.</text:p>
        </text:list-item>
        <text:list-item>
          <text:p text:style-name="P3">Sample datasets of facebook or other user profiling sites are not availiable to the public or research forums.</text:p>
        </text:list-item>
        <text:list-item>
          <text:p text:style-name="P3">The data availiable on research forums consists majorly of graph structure and the network data of facebook.</text:p>
        </text:list-item>
      </text:list>
      <text:p text:style-name="P1"/>
      <text:p text:style-name="P1"/>
      <text:p text:style-name="P1"><text:tab/><text:tab/><text:tab/><text:tab/><text:span text:style-name="T6">Suggested approach of resolution</text:span></text:p>
      <text:p text:style-name="P7"/>
      <text:list xml:id="list6695669683641123854" text:style-name="L2">
        <text:list-item>
          <text:p text:style-name="P4">We have created scrapper using Graph API that can extract data of users those who log in the system.</text:p>
        </text:list-item>
        <text:list-item>
          <text:p text:style-name="P6">We can provide the link that directs to extraction page, but it needs to be promo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1:58:38.453436075</meta:creation-date>
    <dc:date>2016-06-20T13:48:23.846268737</dc:date>
    <meta:editing-duration>PT28M23S</meta:editing-duration>
    <meta:editing-cycles>4</meta:editing-cycles>
    <meta:generator>LibreOffice/5.1.3.2$Linux_X86_64 LibreOffice_project/10m0$Build-2</meta:generator>
    <meta:document-statistic meta:table-count="0" meta:image-count="0" meta:object-count="0" meta:page-count="1" meta:paragraph-count="17" meta:word-count="241" meta:character-count="1432" meta:non-whitespace-character-count="1199"/>
  </office:meta>
</office:document-meta>
</file>